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able-cell-properties fo:background-color="#FFF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trial</text:p>
          </table:table-cell>
          <table:table-cell office:value-type="string" table:style-name="ce1">
            <text:p>angl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z</text:p>
          </table:table-cell>
          <table:table-cell office:value-type="string" table:style-name="ce1">
            <text:p>roll</text:p>
          </table:table-cell>
          <table:table-cell office:value-type="string" table:style-name="ce1">
            <text:p>pitch</text:p>
          </table:table-cell>
          <table:table-cell office:value-type="string" table:style-name="ce1">
            <text:p>yaw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3">
            <text:p>0,000</text:p>
          </table:table-cell>
          <table:table-cell office:value-type="float" office:value="0.22670000000000001" table:style-name="ce3">
            <text:p>0,227</text:p>
          </table:table-cell>
          <table:table-cell office:value-type="float" office:value="-6.3399999999999998E-2" table:style-name="ce3">
            <text:p>-0,063</text:p>
          </table:table-cell>
          <table:table-cell office:value-type="float" office:value="0.91820000000000002" table:style-name="ce3">
            <text:p>0,918</text:p>
          </table:table-cell>
          <table:table-cell office:value-type="float" office:value="-1.5667" table:style-name="ce3">
            <text:p>-1,567</text:p>
          </table:table-cell>
          <table:table-cell office:value-type="float" office:value="4.6699999999999997E-3" table:style-name="ce3">
            <text:p>0,005</text:p>
          </table:table-cell>
          <table:table-cell office:value-type="float" office:value="-1.5863" table:style-name="ce3">
            <text:p>-1,586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3">
            <text:p>0,000</text:p>
          </table:table-cell>
          <table:table-cell office:value-type="float" office:value="0.22359999999999999" table:style-name="ce3">
            <text:p>0,224</text:p>
          </table:table-cell>
          <table:table-cell office:value-type="float" office:value="-5.74E-2" table:style-name="ce3">
            <text:p>-0,057</text:p>
          </table:table-cell>
          <table:table-cell office:value-type="float" office:value="0.92079999999999995" table:style-name="ce3">
            <text:p>0,921</text:p>
          </table:table-cell>
          <table:table-cell office:value-type="float" office:value="-1.5392999999999999" table:style-name="ce3">
            <text:p>-1,539</text:p>
          </table:table-cell>
          <table:table-cell office:value-type="float" office:value="-4.3699999999999998E-3" table:style-name="ce3">
            <text:p>-0,004</text:p>
          </table:table-cell>
          <table:table-cell office:value-type="float" office:value="-1.5954299999999999" table:style-name="ce3">
            <text:p>-1,595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3">
            <text:p>0,000</text:p>
          </table:table-cell>
          <table:table-cell office:value-type="float" office:value="0.2349" table:style-name="ce3">
            <text:p>0,235</text:p>
          </table:table-cell>
          <table:table-cell office:value-type="float" office:value="-4.5100000000000001E-2" table:style-name="ce3">
            <text:p>-0,045</text:p>
          </table:table-cell>
          <table:table-cell office:value-type="float" office:value="0.92410000000000003" table:style-name="ce3">
            <text:p>0,924</text:p>
          </table:table-cell>
          <table:table-cell office:value-type="float" office:value="-1.5777000000000001" table:style-name="ce3">
            <text:p>-1,578</text:p>
          </table:table-cell>
          <table:table-cell office:value-type="float" office:value="-5.6899999999999997E-3" table:style-name="ce3">
            <text:p>-0,006</text:p>
          </table:table-cell>
          <table:table-cell office:value-type="float" office:value="-1.6039600000000001" table:style-name="ce3">
            <text:p>-1,60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0.24623999999999999" table:style-name="ce1">
            <text:p>0,24624</text:p>
          </table:table-cell>
          <table:table-cell office:value-type="float" office:value="-8.1699999999999995E-2" table:style-name="ce1">
            <text:p>-0,0817</text:p>
          </table:table-cell>
          <table:table-cell office:value-type="float" office:value="0.93125999999999998" table:style-name="ce1">
            <text:p>0,93126</text:p>
          </table:table-cell>
          <table:table-cell office:value-type="float" office:value="-1.5720540000000001" table:style-name="ce1">
            <text:p>-1,572054</text:p>
          </table:table-cell>
          <table:table-cell office:value-type="float" office:value="3.679E-3" table:style-name="ce1">
            <text:p>0,003679</text:p>
          </table:table-cell>
          <table:table-cell office:value-type="float" office:value="-2.1562999999999999" table:style-name="ce1">
            <text:p>-2,1563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AVG</text:p>
          </table:table-cell>
          <table:table-cell office:value-type="float" office:value="0" table:style-name="ce4">
            <text:p>0,000</text:p>
          </table:table-cell>
          <table:table-cell office:value-type="float" office:value="0.22840000000000002" table:formula="of:=AVERAGE([.C2:.C4])" table:style-name="ce4">
            <text:p>0,228</text:p>
          </table:table-cell>
          <table:table-cell office:value-type="float" office:value="-5.5299999999999995E-2" table:formula="of:=AVERAGE([.D2:.D4])" table:style-name="ce4">
            <text:p>-0,055</text:p>
          </table:table-cell>
          <table:table-cell office:value-type="float" office:value="0.92103333333333337" table:formula="of:=AVERAGE([.E2:.E4])" table:style-name="ce4">
            <text:p>0,921</text:p>
          </table:table-cell>
          <table:table-cell office:value-type="float" office:value="-89.452080835141217" table:formula="of:=AVERAGE([.F2:.F4])*180/PI()" table:style-name="ce4">
            <text:p>-89,452</text:p>
          </table:table-cell>
          <table:table-cell office:value-type="float" office:value="-0.10294141719183791" table:formula="of:=AVERAGE([.G2:.G4])*180/PI()" table:style-name="ce4">
            <text:p>-0,103</text:p>
          </table:table-cell>
          <table:table-cell office:value-type="float" office:value="-91.399946352654311" table:formula="of:=AVERAGE([.H2:.H4])*180/PI()" table:style-name="ce4">
            <text:p>-91,40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0.27063999999999999" table:style-name="ce1">
            <text:p>0,27064</text:p>
          </table:table-cell>
          <table:table-cell office:value-type="float" office:value="-3.2989999999999998E-2" table:style-name="ce1">
            <text:p>-0,03299</text:p>
          </table:table-cell>
          <table:table-cell office:value-type="float" office:value="0.90024999999999999" table:style-name="ce1">
            <text:p>0,90025</text:p>
          </table:table-cell>
          <table:table-cell office:value-type="float" office:value="-1.5860000000000001" table:style-name="ce1">
            <text:p>-1,586</text:p>
          </table:table-cell>
          <table:table-cell office:value-type="float" office:value="-2.8590000000000001E-2" table:style-name="ce1">
            <text:p>-0,02859</text:p>
          </table:table-cell>
          <table:table-cell office:value-type="float" office:value="-2.0619689999999999" table:style-name="ce1">
            <text:p>-2,061969</text:p>
          </table:table-cell>
          <table:table-cell table:number-columns-repeated="1636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" table:style-name="ce3">
            <text:p>30,000</text:p>
          </table:table-cell>
          <table:table-cell office:value-type="float" office:value="0.24990000000000001" table:style-name="ce3">
            <text:p>0,250</text:p>
          </table:table-cell>
          <table:table-cell office:value-type="float" office:value="-4.5499999999999999E-2" table:style-name="ce3">
            <text:p>-0,046</text:p>
          </table:table-cell>
          <table:table-cell office:value-type="float" office:value="0.89607000000000003" table:style-name="ce3">
            <text:p>0,896</text:p>
          </table:table-cell>
          <table:table-cell office:value-type="float" office:value="-1.5722" table:style-name="ce3">
            <text:p>-1,572</text:p>
          </table:table-cell>
          <table:table-cell office:value-type="float" office:value="-1.746E-2" table:style-name="ce3">
            <text:p>-0,017</text:p>
          </table:table-cell>
          <table:table-cell office:value-type="float" office:value="-2.0452059999999999" table:style-name="ce3">
            <text:p>-2,045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0" table:style-name="ce3">
            <text:p>30,000</text:p>
          </table:table-cell>
          <table:table-cell office:value-type="float" office:value="0.26293" table:style-name="ce3">
            <text:p>0,263</text:p>
          </table:table-cell>
          <table:table-cell office:value-type="float" office:value="-3.1600000000000003E-2" table:style-name="ce3">
            <text:p>-0,032</text:p>
          </table:table-cell>
          <table:table-cell office:value-type="float" office:value="0.88300000000000001" table:style-name="ce3">
            <text:p>0,883</text:p>
          </table:table-cell>
          <table:table-cell office:value-type="float" office:value="-1.4363699999999999" table:style-name="ce3">
            <text:p>-1,436</text:p>
          </table:table-cell>
          <table:table-cell office:value-type="float" office:value="0.14430000000000001" table:style-name="ce3">
            <text:p>0,144</text:p>
          </table:table-cell>
          <table:table-cell office:value-type="float" office:value="-2.10887" table:style-name="ce3">
            <text:p>-2,109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0" table:style-name="ce3">
            <text:p>30,000</text:p>
          </table:table-cell>
          <table:table-cell office:value-type="float" office:value="0.28239999999999998" table:style-name="ce3">
            <text:p>0,282</text:p>
          </table:table-cell>
          <table:table-cell office:value-type="float" office:value="-4.0399999999999998E-2" table:style-name="ce3">
            <text:p>-0,040</text:p>
          </table:table-cell>
          <table:table-cell office:value-type="float" office:value="0.89239999999999997" table:style-name="ce3">
            <text:p>0,892</text:p>
          </table:table-cell>
          <table:table-cell office:value-type="float" office:value="-1.5826199999999999" table:style-name="ce3">
            <text:p>-1,583</text:p>
          </table:table-cell>
          <table:table-cell office:value-type="float" office:value="-6.5540000000000001E-2" table:style-name="ce3">
            <text:p>-0,066</text:p>
          </table:table-cell>
          <table:table-cell office:value-type="float" office:value="-2.1806000000000001" table:style-name="ce3">
            <text:p>-2,18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AVG</text:p>
          </table:table-cell>
          <table:table-cell office:value-type="float" office:value="30" table:style-name="ce4">
            <text:p>30,000</text:p>
          </table:table-cell>
          <table:table-cell office:value-type="float" office:value="0.26507666666666668" table:formula="of:=AVERAGE([.C6:.C8])" table:style-name="ce4">
            <text:p>0,265</text:p>
          </table:table-cell>
          <table:table-cell office:value-type="float" office:value="-3.9166666666666662E-2" table:formula="of:=AVERAGE([.D6:.D8])" table:style-name="ce4">
            <text:p>-0,039</text:p>
          </table:table-cell>
          <table:table-cell office:value-type="float" office:value="0.89048999999999989" table:formula="of:=AVERAGE([.E6:.E8])" table:style-name="ce4">
            <text:p>0,890</text:p>
          </table:table-cell>
          <table:table-cell office:value-type="float" office:value="-87.685269980889458" table:formula="of:=AVERAGE([.F6:.F8])*180/PI()" table:style-name="ce4">
            <text:p>-87,685</text:p>
          </table:table-cell>
          <table:table-cell office:value-type="float" office:value="1.1707437613839822" table:formula="of:=AVERAGE([.G6:.G8])*180/PI()" table:style-name="ce4">
            <text:p>1,171</text:p>
          </table:table-cell>
          <table:table-cell office:value-type="float" office:value="-120.98339979427143" table:formula="of:=AVERAGE([.H6:.H8])*180/PI()" table:style-name="ce4">
            <text:p>-120,983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0" table:style-name="ce3">
            <text:p>50,000</text:p>
          </table:table-cell>
          <table:table-cell office:value-type="float" office:value="0.23169999999999999" table:style-name="ce3">
            <text:p>0,232</text:p>
          </table:table-cell>
          <table:table-cell office:value-type="float" office:value="-4.3319999999999997E-2" table:style-name="ce3">
            <text:p>-0,043</text:p>
          </table:table-cell>
          <table:table-cell office:value-type="float" office:value="0.89337" table:style-name="ce3">
            <text:p>0,893</text:p>
          </table:table-cell>
          <table:table-cell office:value-type="float" office:value="-1.5188999999999999" table:style-name="ce3">
            <text:p>-1,519</text:p>
          </table:table-cell>
          <table:table-cell office:value-type="float" office:value="-3.7199999999999999E-4" table:style-name="ce3">
            <text:p>0,000</text:p>
          </table:table-cell>
          <table:table-cell office:value-type="float" office:value="-2.4068399999999999" table:style-name="ce3">
            <text:p>-2,407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0" table:style-name="ce3">
            <text:p>50,000</text:p>
          </table:table-cell>
          <table:table-cell office:value-type="float" office:value="0.2487" table:style-name="ce3">
            <text:p>0,249</text:p>
          </table:table-cell>
          <table:table-cell office:value-type="float" office:value="-5.5800000000000002E-2" table:style-name="ce3">
            <text:p>-0,056</text:p>
          </table:table-cell>
          <table:table-cell office:value-type="float" office:value="0.89190000000000003" table:style-name="ce3">
            <text:p>0,892</text:p>
          </table:table-cell>
          <table:table-cell office:value-type="float" office:value="-1.6052900000000001" table:style-name="ce3">
            <text:p>-1,605</text:p>
          </table:table-cell>
          <table:table-cell office:value-type="float" office:value="-5.212E-2" table:style-name="ce3">
            <text:p>-0,052</text:p>
          </table:table-cell>
          <table:table-cell office:value-type="float" office:value="-2.4057300000000001" table:style-name="ce3">
            <text:p>-2,406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0" table:style-name="ce3">
            <text:p>50,000</text:p>
          </table:table-cell>
          <table:table-cell office:value-type="float" office:value="0.21929999999999999" table:style-name="ce3">
            <text:p>0,219</text:p>
          </table:table-cell>
          <table:table-cell office:value-type="float" office:value="-5.3900000000000003E-2" table:style-name="ce3">
            <text:p>-0,054</text:p>
          </table:table-cell>
          <table:table-cell office:value-type="float" office:value="0.91830000000000001" table:style-name="ce3">
            <text:p>0,918</text:p>
          </table:table-cell>
          <table:table-cell office:value-type="float" office:value="-1.5729599999999999" table:style-name="ce3">
            <text:p>-1,573</text:p>
          </table:table-cell>
          <table:table-cell office:value-type="float" office:value="-6.7600000000000004E-3" table:style-name="ce3">
            <text:p>-0,007</text:p>
          </table:table-cell>
          <table:table-cell office:value-type="float" office:value="-2.4855800000000001" table:style-name="ce3">
            <text:p>-2,48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AVG</text:p>
          </table:table-cell>
          <table:table-cell office:value-type="float" office:value="50" table:style-name="ce4">
            <text:p>50,000</text:p>
          </table:table-cell>
          <table:table-cell office:value-type="float" office:value="0.23323333333333332" table:formula="of:=AVERAGE([.C10:.C12])" table:style-name="ce4">
            <text:p>0,233</text:p>
          </table:table-cell>
          <table:table-cell office:value-type="float" office:value="-5.1006666666666665E-2" table:formula="of:=AVERAGE([.D10:.D12])" table:style-name="ce4">
            <text:p>-0,051</text:p>
          </table:table-cell>
          <table:table-cell office:value-type="float" office:value="0.90119000000000005" table:formula="of:=AVERAGE([.E10:.E12])" table:style-name="ce4">
            <text:p>0,901</text:p>
          </table:table-cell>
          <table:table-cell office:value-type="float" office:value="-89.708956913291544" table:formula="of:=AVERAGE([.F10:.F12])*180/PI()" table:style-name="ce4">
            <text:p>-89,709</text:p>
          </table:table-cell>
          <table:table-cell office:value-type="float" office:value="-1.131629842569718" table:formula="of:=AVERAGE([.G10:.G12])*180/PI()" table:style-name="ce4">
            <text:p>-1,132</text:p>
          </table:table-cell>
          <table:table-cell office:value-type="float" office:value="-139.38439775113392" table:formula="of:=AVERAGE([.H10:.H12])*180/PI()" table:style-name="ce4">
            <text:p>-139,384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3"/>
          <table:table-cell office:value-type="float" office:value="0.24223666666666668" table:formula="of:=AVERAGE([.C2:.C4];[.C6:.C8];[.C10:.C12])" table:style-name="ce4">
            <text:p>0,242</text:p>
          </table:table-cell>
          <table:table-cell office:value-type="float" office:value="-4.8491111111111117E-2" table:formula="of:=AVERAGE([.D2:.D4];[.D6:.D8];[.D10:.D12])" table:style-name="ce4">
            <text:p>-0,048</text:p>
          </table:table-cell>
          <table:table-cell office:value-type="float" office:value="0.90423777777777781" table:formula="of:=AVERAGE([.E2:.E4];[.E6:.E8];[.E10:.E12])" table:style-name="ce4">
            <text:p>0,904</text:p>
          </table:table-cell>
          <table:table-cell table:number-columns-repeated="3" table:style-name="ce3"/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float" office:value="8.2262955370651467E-2" table:formula="of:=STDEVA([.C5];[.C9];[.C13])/[.C14]" table:style-name="ce1">
            <text:p>0,082262955</text:p>
          </table:table-cell>
          <table:table-cell office:value-type="float" office:value="-0.17231331908949052" table:formula="of:=STDEVA([.D5];[.D9];[.D13])/[.D14]" table:style-name="ce1">
            <text:p>-0,172313319</text:p>
          </table:table-cell>
          <table:table-cell office:value-type="float" office:value="1.7139386768770457E-2" table:formula="of:=STDEVA([.E5];[.E9];[.E13])/[.E14]" table:style-name="ce1">
            <text:p>0,017139387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0.34784999999999999" table:style-name="ce1">
            <text:p>0,34785</text:p>
          </table:table-cell>
          <table:table-cell office:value-type="float" office:value="-3.2870000000000003E-2" table:style-name="ce1">
            <text:p>-0,03287</text:p>
          </table:table-cell>
          <table:table-cell office:value-type="float" office:value="0.76929999999999998" table:style-name="ce1">
            <text:p>0,7693</text:p>
          </table:table-cell>
          <table:table-cell office:value-type="float" office:value="-1.5883499999999999" table:style-name="ce1">
            <text:p>-1,58835</text:p>
          </table:table-cell>
          <table:table-cell office:value-type="float" office:value="-1.158E-2" table:style-name="ce1">
            <text:p>-0,01158</text:p>
          </table:table-cell>
          <table:table-cell office:value-type="float" office:value="-2.26457" table:style-name="ce1">
            <text:p>-2,26457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0.33990999999999999" table:style-name="ce1">
            <text:p>0,33991</text:p>
          </table:table-cell>
          <table:table-cell office:value-type="float" office:value="-4.1340000000000002E-2" table:style-name="ce1">
            <text:p>-0,04134</text:p>
          </table:table-cell>
          <table:table-cell office:value-type="float" office:value="0.81499999999999995" table:style-name="ce1">
            <text:p>0,815</text:p>
          </table:table-cell>
          <table:table-cell office:value-type="float" office:value="-1.5375000000000001" table:style-name="ce1">
            <text:p>-1,5375</text:p>
          </table:table-cell>
          <table:table-cell office:value-type="float" office:value="1.9266999999999999E-2" table:style-name="ce1">
            <text:p>0,019267</text:p>
          </table:table-cell>
          <table:table-cell office:value-type="float" office:value="-2.24878" table:style-name="ce1">
            <text:p>-2,24878</text:p>
          </table:table-cell>
          <table:table-cell table:number-columns-repeated="16376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number:number-style style:name="N37">
      <number:number number:decimal-places="3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marion tormento</dc:creator>
    <meta:creation-date>2018-08-22T19:21:50Z</meta:creation-date>
    <dc:date>2018-09-03T20:11:13Z</dc:date>
    <meta:editing-cycles>2</meta:editing-cycles>
    <meta:editing-duration>PT830S</meta:editing-duration>
  </office:meta>
</office:document-meta>
</file>